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="solid" draw:fill-color="#00cccc"/>
    </style:style>
    <style:style style:name="gr3" style:family="graphic" style:parent-style-name="standard">
      <style:graphic-properties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4" style:family="graphic" style:parent-style-name="standard">
      <style:graphic-properties draw:stroke="dash" draw:stroke-dash="Fine_20_Dashed"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5" style:family="graphic" style:parent-style-name="standard">
      <style:graphic-properties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6" style:family="graphic" style:parent-style-name="standard">
      <style:graphic-properties draw:stroke="dash" draw:stroke-dash="Fine_20_Dashed"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7" style:family="graphic" style:parent-style-name="objectwithoutfill">
      <style:graphic-properties svg:stroke-color="#666666" draw:marker-end="Arrow" draw:marker-end-width="0.305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666666" draw:marker-end="Arrow" draw:marker-end-width="0.305cm" draw:fill="solid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666666" draw:marker-start="Arrow" draw:marker-start-width="0.305cm" draw:marker-end="" draw:marker-end-width="0.305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color="#666666" draw:marker-end="Symmetric_20_Arrow" draw:textarea-vertical-align="middle"/>
    </style:style>
    <style:style style:name="P1" style:family="paragraph">
      <loext:graphic-properties draw:fill="solid" draw:fill-color="#e6ff00"/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.794cm" svg:height="2.794cm" svg:x="8.509cm" svg:y="8.4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custom-shape draw:style-name="gr3" draw:text-style-name="P1" draw:layer="layout" svg:width="1.524cm" svg:height="1.27cm" svg:x="4.168cm" svg:y="7.13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524cm" svg:height="1.27cm" svg:x="4.169cm" svg:y="9.2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1.524cm" svg:height="1.27cm" svg:x="4.17cm" svg:y="11.3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1" draw:id="id1" draw:layer="layout" svg:width="1.524cm" svg:height="1.27cm" svg:x="14.221cm" svg:y="7.1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3" draw:id="id3" draw:layer="layout" svg:width="1.524cm" svg:height="1.27cm" svg:x="14.223cm" svg:y="11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3" draw:layer="layout" svg:x1="5.826cm" svg:y1="7.858cm" svg:x2="8.747cm" svg:y2="9.255cm">
          <text:p/>
        </draw:line>
        <draw:line draw:style-name="gr8" draw:text-style-name="P3" draw:layer="layout" svg:x1="5.874cm" svg:y1="9.906cm" svg:x2="8.541cm" svg:y2="9.914cm">
          <text:p/>
        </draw:line>
        <draw:line draw:style-name="gr9" draw:text-style-name="P3" draw:layer="layout" svg:x1="8.746cm" svg:y1="10.558cm" svg:x2="5.825cm" svg:y2="11.955cm">
          <text:p/>
        </draw:line>
        <draw:line draw:style-name="gr7" draw:text-style-name="P3" draw:layer="layout" svg:x1="11.16cm" svg:y1="9.663cm" svg:x2="14.081cm" svg:y2="7.758cm">
          <text:p/>
        </draw:line>
        <draw:frame draw:style-name="gr10" draw:text-style-name="P5" draw:layer="layout" svg:width="2.301cm" svg:height="0.645cm" svg:x="8.747cm" svg:y="11.104cm">
          <draw:text-box>
            <text:p text:style-name="P4">Observable</text:p>
          </draw:text-box>
        </draw:frame>
        <draw:frame draw:style-name="gr10" draw:text-style-name="P7" draw:layer="layout" svg:width="1.929cm" svg:height="1.039cm" svg:x="3.921cm" svg:y="5.545cm">
          <draw:text-box>
            <text:p text:style-name="P6">Producer</text:p>
            <text:p text:style-name="P6">threads</text:p>
          </draw:text-box>
        </draw:frame>
        <draw:frame draw:style-name="gr10" draw:text-style-name="P7" draw:layer="layout" svg:width="1.954cm" svg:height="1.039cm" svg:x="14.021cm" svg:y="5.546cm">
          <draw:text-box>
            <text:p text:style-name="P6">Observer</text:p>
            <text:p text:style-name="P6">threads</text:p>
          </draw:text-box>
        </draw:frame>
        <draw:frame draw:style-name="gr10" draw:text-style-name="P9" draw:layer="layout" svg:width="4.367cm" svg:height="0.645cm" svg:x="2.67cm" svg:y="13.708cm">
          <draw:text-box>
            <text:p text:style-name="P8"><text:span text:style-name="T1">evl_update_observable()</text:span></text:p>
          </draw:text-box>
        </draw:frame>
        <draw:frame draw:style-name="gr10" draw:text-style-name="P9" draw:layer="layout" svg:width="3.999cm" svg:height="0.645cm" svg:x="12.918cm" svg:y="13.709cm">
          <draw:text-box>
            <text:p text:style-name="P8"><text:span text:style-name="T1">evl_read_observable()</text:span></text:p>
          </draw:text-box>
        </draw:frame>
        <draw:custom-shape draw:style-name="gr5" draw:text-style-name="P2" xml:id="id2" draw:id="id2" draw:layer="layout" svg:width="1.524cm" svg:height="1.27cm" svg:x="14.222cm" svg:y="9.2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" draw:text-style-name="P3" draw:layer="layout" svg:x1="11.274cm" svg:y1="9.909cm" svg:x2="14.081cm" svg:y2="9.89cm">
          <text:p/>
        </draw:line>
        <draw:line draw:style-name="gr9" draw:text-style-name="P3" draw:layer="layout" svg:x1="14.081cm" svg:y1="11.922cm" svg:x2="11.225cm" svg:y2="10.158cm">
          <text:p/>
        </draw:line>
        <draw:connector draw:style-name="gr11" draw:text-style-name="P6" draw:layer="layout" svg:x1="14.983cm" svg:y1="8.402cm" svg:x2="14.984cm" svg:y2="9.233cm" draw:start-shape="id1" draw:start-glue-point="6" draw:end-shape="id2" draw:end-glue-point="4" svg:d="M14983 8402v416h1v415" svg:viewBox="0 0 2 832">
          <text:p/>
        </draw:connector>
        <draw:connector draw:style-name="gr11" draw:text-style-name="P6" draw:layer="layout" svg:x1="14.984cm" svg:y1="10.503cm" svg:x2="14.985cm" svg:y2="11.334cm" draw:start-shape="id2" draw:start-glue-point="6" draw:end-shape="id3" draw:end-glue-point="4" svg:d="M14984 10503v416h1v415" svg:viewBox="0 0 2 832">
          <text:p/>
        </draw:connector>
        <draw:connector draw:style-name="gr11" draw:text-style-name="P6" draw:layer="layout" svg:x1="14.985cm" svg:y1="12.604cm" svg:x2="14.983cm" svg:y2="7.132cm" draw:start-shape="id3" draw:start-glue-point="6" draw:end-shape="id1" draw:end-glue-point="4" svg:d="M14985 12604v502h1264v-6475h-1266v501" svg:viewBox="0 0 1267 6476">
          <text:p/>
        </draw:connector>
        <draw:frame draw:style-name="gr10" draw:text-style-name="P5" draw:layer="layout" svg:width="2.297cm" svg:height="1.039cm" svg:x="16.429cm" svg:y="9.358cm">
          <draw:text-box>
            <text:p text:style-name="P4">round-robin</text:p>
            <text:p text:style-name="P4">dispatch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27T17:28:36.885358499</meta:creation-date>
    <meta:generator>LibreOffice/6.3.5.2$Linux_X86_64 LibreOffice_project/30$Build-2</meta:generator>
    <dc:date>2020-04-30T15:56:15.990881249</dc:date>
    <dc:creator>Philippe GERUM</dc:creator>
    <meta:editing-duration>P2DT22H27M32S</meta:editing-duration>
    <meta:editing-cycles>14</meta:editing-cycles>
    <meta:document-statistic meta:object-count="23"/>
  </office:meta>
</office:document-meta>
</file>